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/>
        </mtd>
      </mtr>
      <mtr>
        <mtd>
          <mrow>
            <mo stretchy="false">∂</mo>
            <mrow>
              <msub>
                <mstyle mathvariant="bold">
                  <mi>F</mi>
                </mstyle>
                <mrow>
                  <mi>n</mi>
                  <mi>,</mi>
                  <mi>i</mi>
                </mrow>
              </msub>
              <mo stretchy="false">=</mo>
              <msub>
                <mi>K</mi>
                <mi>n</mi>
              </msub>
            </mrow>
            <msub>
              <mi>A</mi>
              <mi>b</mi>
            </msub>
            <msub>
              <mstyle mathvariant="bold">
                <mover accent="true">
                  <mi>x</mi>
                  <mo stretchy="false">˙</mo>
                </mover>
              </mstyle>
              <mi>n</mi>
            </msub>
            <mi mathvariant="normal">Δ</mi>
            <mi>t</mi>
          </mrow>
        </mtd>
      </mtr>
      <mtr>
        <mtd>
          <mrow/>
        </mtd>
      </mtr>
      <mtr>
        <mtd>
          <mrow>
            <mo stretchy="false">∂</mo>
            <mrow>
              <msub>
                <mstyle mathvariant="bold">
                  <mi>F</mi>
                </mstyle>
                <mrow>
                  <mi>t</mi>
                  <mi>,</mi>
                  <mi>i</mi>
                </mrow>
              </msub>
              <mo stretchy="false">=</mo>
              <msub>
                <mi>K</mi>
                <mi>t</mi>
              </msub>
            </mrow>
            <msub>
              <mi>A</mi>
              <mi>b</mi>
            </msub>
            <msub>
              <mstyle mathvariant="bold">
                <mover accent="true">
                  <mi>x</mi>
                  <mo stretchy="false">˙</mo>
                </mover>
              </mstyle>
              <mi>t</mi>
            </msub>
            <mi mathvariant="normal">Δ</mi>
            <mi>t</mi>
          </mrow>
        </mtd>
      </mtr>
      <mtr>
        <mtd>
          <mrow/>
        </mtd>
      </mtr>
      <mtr>
        <mtd>
          <mrow>
            <mo stretchy="false">∂</mo>
            <mrow>
              <msub>
                <mstyle mathvariant="bold">
                  <mi>M</mi>
                </mstyle>
                <mrow>
                  <mi>n</mi>
                  <mi>,</mi>
                  <mi>i</mi>
                </mrow>
              </msub>
              <mo stretchy="false">=</mo>
              <msub>
                <mi>K</mi>
                <mi>t</mi>
              </msub>
            </mrow>
            <msub>
              <mi>I</mi>
              <mi>p</mi>
            </msub>
            <msub>
              <mstyle mathvariant="bold">
                <mover accent="true">
                  <mi mathvariant="normal">Θ</mi>
                  <mo stretchy="false">˙</mo>
                </mover>
              </mstyle>
              <mi>n</mi>
            </msub>
            <mi mathvariant="normal">Δ</mi>
            <mi>t</mi>
          </mrow>
        </mtd>
      </mtr>
      <mtr>
        <mtd>
          <mrow/>
        </mtd>
      </mtr>
      <mtr>
        <mtd>
          <mrow>
            <mo stretchy="false">∂</mo>
            <mrow>
              <msub>
                <mstyle mathvariant="bold">
                  <mi>M</mi>
                </mstyle>
                <mrow>
                  <mi>t</mi>
                  <mi>,</mi>
                  <mi>i</mi>
                </mrow>
              </msub>
              <mo stretchy="false">=</mo>
              <mfrac>
                <mn>1</mn>
                <mn>2</mn>
              </mfrac>
            </mrow>
            <msub>
              <mi>K</mi>
              <mi>n</mi>
            </msub>
            <msub>
              <mi>I</mi>
              <mi>p</mi>
            </msub>
            <msub>
              <mstyle mathvariant="bold">
                <mover accent="true">
                  <mi mathvariant="normal">Θ</mi>
                  <mo stretchy="false">˙</mo>
                </mover>
              </mstyle>
              <mi>t</mi>
            </msub>
            <mi mathvariant="normal">Δ</mi>
            <mi>t</mi>
          </mrow>
        </mtd>
      </mtr>
      <mtr>
        <mtd>
          <mrow/>
        </mtd>
      </mtr>
      <mtr>
        <mtd>
          <mrow>
            <msub>
              <mstyle mathvariant="bold">
                <mi>F</mi>
              </mstyle>
              <mi>n</mi>
            </msub>
            <mo stretchy="false">=</mo>
            <mrow>
              <mrow>
                <msub>
                  <mo stretchy="false">∑</mo>
                  <mrow>
                    <mo stretchy="false">∀</mo>
                    <mi>i</mi>
                  </mrow>
                </msub>
                <msub>
                  <mrow>
                    <mo stretchy="false">∂</mo>
                    <mstyle mathvariant="bold">
                      <mi>F</mi>
                    </mstyle>
                  </mrow>
                  <mrow>
                    <mi>n</mi>
                    <mi>,</mi>
                    <mi>i</mi>
                  </mrow>
                </msub>
              </mrow>
              <mo stretchy="false">+</mo>
              <msubsup>
                <mstyle mathvariant="bold">
                  <mi>F</mi>
                </mstyle>
                <mi>n</mi>
                <mi mathvariant="italic">damp</mi>
              </msubsup>
            </mrow>
          </mrow>
        </mtd>
      </mtr>
      <mtr>
        <mtd>
          <mrow/>
        </mtd>
      </mtr>
      <mtr>
        <mtd>
          <mrow>
            <msub>
              <mstyle mathvariant="bold">
                <mi>F</mi>
              </mstyle>
              <mi>t</mi>
            </msub>
            <mo stretchy="false">=</mo>
            <mrow>
              <mrow>
                <msub>
                  <mo stretchy="false">∑</mo>
                  <mrow>
                    <mo stretchy="false">∀</mo>
                    <mi>i</mi>
                  </mrow>
                </msub>
                <msub>
                  <mrow>
                    <mo stretchy="false">∂</mo>
                    <mstyle mathvariant="bold">
                      <mi>F</mi>
                    </mstyle>
                  </mrow>
                  <mrow>
                    <mi>t</mi>
                    <mi>,</mi>
                    <mi>i</mi>
                  </mrow>
                </msub>
              </mrow>
              <mo stretchy="false">+</mo>
              <msubsup>
                <mstyle mathvariant="bold">
                  <mi>F</mi>
                </mstyle>
                <mi>t</mi>
                <mi mathvariant="italic">damp</mi>
              </msubsup>
            </mrow>
          </mrow>
        </mtd>
      </mtr>
      <mtr>
        <mtd>
          <mrow/>
        </mtd>
      </mtr>
      <mtr>
        <mtd>
          <mrow>
            <msub>
              <mstyle mathvariant="bold">
                <mi>M</mi>
              </mstyle>
              <mi>n</mi>
            </msub>
            <mo stretchy="false">=</mo>
            <mrow>
              <mrow>
                <msub>
                  <mo stretchy="false">∑</mo>
                  <mrow>
                    <mo stretchy="false">∀</mo>
                    <mi>i</mi>
                  </mrow>
                </msub>
                <msub>
                  <mrow>
                    <mo stretchy="false">∂</mo>
                    <mstyle mathvariant="bold">
                      <mi>M</mi>
                    </mstyle>
                  </mrow>
                  <mrow>
                    <mi>n</mi>
                    <mi>,</mi>
                    <mi>i</mi>
                  </mrow>
                </msub>
              </mrow>
              <mo stretchy="false">+</mo>
              <msubsup>
                <mstyle mathvariant="bold">
                  <mi>M</mi>
                </mstyle>
                <mi>n</mi>
                <mi mathvariant="italic">damp</mi>
              </msubsup>
            </mrow>
          </mrow>
        </mtd>
      </mtr>
      <mtr>
        <mtd>
          <mrow/>
        </mtd>
      </mtr>
      <mtr>
        <mtd>
          <mrow>
            <msub>
              <mstyle mathvariant="bold">
                <mi>M</mi>
              </mstyle>
              <mi>t</mi>
            </msub>
            <mo stretchy="false">=</mo>
            <mrow>
              <mrow>
                <msub>
                  <mo stretchy="false">∑</mo>
                  <mrow>
                    <mo stretchy="false">∀</mo>
                    <mi>i</mi>
                  </mrow>
                </msub>
                <msub>
                  <mrow>
                    <mo stretchy="false">∂</mo>
                    <mstyle mathvariant="bold">
                      <mi>M</mi>
                    </mstyle>
                  </mrow>
                  <mrow>
                    <mi>t</mi>
                    <mi>,</mi>
                    <mi>i</mi>
                  </mrow>
                </msub>
              </mrow>
              <mo stretchy="false">+</mo>
              <msubsup>
                <mstyle mathvariant="bold">
                  <mi>M</mi>
                </mstyle>
                <mi>t</mi>
                <mi mathvariant="italic">damp</mi>
              </msubsup>
            </mrow>
          </mrow>
        </mtd>
      </mtr>
      <mtr>
        <mtd>
          <mrow/>
        </mtd>
      </mtr>
      <mtr>
        <mtd>
          <mrow>
            <mrow>
              <msub>
                <mi>K</mi>
                <mi>n</mi>
              </msub>
              <mo stretchy="false">=</mo>
              <mfrac>
                <msub>
                  <mi>Y</mi>
                  <mi>b</mi>
                </msub>
                <msub>
                  <mi>l</mi>
                  <mi>b</mi>
                </msub>
              </mfrac>
            </mrow>
            <mi>,</mi>
            <mrow>
              <msub>
                <mi>K</mi>
                <mi>t</mi>
              </msub>
              <mo stretchy="false">=</mo>
              <mfrac>
                <msub>
                  <mi>G</mi>
                  <mi>b</mi>
                </msub>
                <msub>
                  <mi>l</mi>
                  <mi>b</mi>
                </msub>
              </mfrac>
            </mrow>
          </mrow>
        </mtd>
      </mtr>
      <mtr>
        <mtd>
          <mrow>
            <mrow>
              <msub>
                <mi>A</mi>
                <mi>b</mi>
              </msub>
              <mo stretchy="false">=</mo>
              <mi>π</mi>
            </mrow>
            <mrow>
              <mo fence="true" stretchy="false">(</mo>
              <mrow>
                <mrow>
                  <msubsup>
                    <mi>r</mi>
                    <mrow>
                      <mi>b</mi>
                      <mi>,</mi>
                      <mi>o</mi>
                    </mrow>
                    <mn>2</mn>
                  </msubsup>
                  <mo stretchy="false">−</mo>
                  <msubsup>
                    <mi>r</mi>
                    <mrow>
                      <mi>b</mi>
                      <mi>,</mi>
                      <mi>i</mi>
                    </mrow>
                    <mn>2</mn>
                  </msubsup>
                </mrow>
              </mrow>
              <mo fence="true" stretchy="false">)</mo>
            </mrow>
            <mi>,</mi>
            <mrow>
              <msub>
                <mi>I</mi>
                <mi>p</mi>
              </msub>
              <mo stretchy="false">=</mo>
              <mfrac>
                <mn>1</mn>
                <mn>2</mn>
              </mfrac>
            </mrow>
            <mi>π</mi>
            <mrow>
              <mo fence="true" stretchy="false">(</mo>
              <mrow>
                <mrow>
                  <msubsup>
                    <mi>r</mi>
                    <mrow>
                      <mi>b</mi>
                      <mi>,</mi>
                      <mi>o</mi>
                    </mrow>
                    <mn>4</mn>
                  </msubsup>
                  <mo stretchy="false">−</mo>
                  <msubsup>
                    <mi>r</mi>
                    <mrow>
                      <mi>b</mi>
                      <mi>,</mi>
                      <mi>i</mi>
                    </mrow>
                    <mn>4</mn>
                  </msubsup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/>
        </mtd>
      </mtr>
      <mtr>
        <mtd>
          <mrow>
            <mrow>
              <msubsup>
                <mstyle mathvariant="bold">
                  <mi>F</mi>
                </mstyle>
                <mi>n</mi>
                <mi mathvariant="italic">damp</mi>
              </msubsup>
              <mo stretchy="false">=</mo>
              <mn>2</mn>
            </mrow>
            <mi>β</mi>
            <msqrt>
              <mrow>
                <msup>
                  <mi>M</mi>
                  <mtext>*</mtext>
                </msup>
                <msub>
                  <mi>K</mi>
                  <mi>n</mi>
                </msub>
                <msub>
                  <mi>A</mi>
                  <mi>b</mi>
                </msub>
              </mrow>
            </msqrt>
            <msub>
              <mstyle mathvariant="bold">
                <mover accent="true">
                  <mi>x</mi>
                  <mo stretchy="false">˙</mo>
                </mover>
              </mstyle>
              <mi>n</mi>
            </msub>
          </mrow>
        </mtd>
      </mtr>
      <mtr>
        <mtd>
          <mrow/>
        </mtd>
      </mtr>
      <mtr>
        <mtd>
          <mrow>
            <mrow>
              <msubsup>
                <mstyle mathvariant="bold">
                  <mi>F</mi>
                </mstyle>
                <mi>t</mi>
                <mi mathvariant="italic">damp</mi>
              </msubsup>
              <mo stretchy="false">=</mo>
              <mn>2</mn>
            </mrow>
            <mi>β</mi>
            <msqrt>
              <mrow>
                <msup>
                  <mi>M</mi>
                  <mtext>*</mtext>
                </msup>
                <msub>
                  <mi>K</mi>
                  <mi>t</mi>
                </msub>
                <msub>
                  <mi>A</mi>
                  <mi>b</mi>
                </msub>
              </mrow>
            </msqrt>
            <msub>
              <mstyle mathvariant="bold">
                <mover accent="true">
                  <mi>x</mi>
                  <mo stretchy="false">˙</mo>
                </mover>
              </mstyle>
              <mi>t</mi>
            </msub>
          </mrow>
        </mtd>
      </mtr>
      <mtr>
        <mtd>
          <mrow/>
        </mtd>
      </mtr>
      <mtr>
        <mtd>
          <mrow>
            <mrow>
              <msubsup>
                <mstyle mathvariant="bold">
                  <mi>M</mi>
                </mstyle>
                <mi>n</mi>
                <mi mathvariant="italic">damp</mi>
              </msubsup>
              <mo stretchy="false">=</mo>
              <mn>2</mn>
            </mrow>
            <mi>β</mi>
            <msqrt>
              <mrow>
                <msub>
                  <mi>J</mi>
                  <mi>s</mi>
                </msub>
                <msub>
                  <mi>K</mi>
                  <mi>t</mi>
                </msub>
                <msub>
                  <mi>I</mi>
                  <mi>p</mi>
                </msub>
              </mrow>
            </msqrt>
            <msub>
              <mstyle mathvariant="bold">
                <mover accent="true">
                  <mi mathvariant="normal">Θ</mi>
                  <mo stretchy="false">˙</mo>
                </mover>
              </mstyle>
              <mi>n</mi>
            </msub>
          </mrow>
        </mtd>
      </mtr>
      <mtr>
        <mtd>
          <mrow/>
        </mtd>
      </mtr>
      <mtr>
        <mtd>
          <mrow>
            <mrow>
              <msubsup>
                <mstyle mathvariant="bold">
                  <mi>M</mi>
                </mstyle>
                <mi>t</mi>
                <mi mathvariant="italic">damp</mi>
              </msubsup>
              <mo stretchy="false">=</mo>
              <mn>2</mn>
            </mrow>
            <mi>β</mi>
            <msqrt>
              <mrow>
                <mfrac>
                  <mn>1</mn>
                  <mn>2</mn>
                </mfrac>
                <msub>
                  <mi>J</mi>
                  <mi>s</mi>
                </msub>
                <msub>
                  <mi>K</mi>
                  <mi>n</mi>
                </msub>
                <msub>
                  <mi>I</mi>
                  <mi>p</mi>
                </msub>
              </mrow>
            </msqrt>
            <msub>
              <mstyle mathvariant="bold">
                <mover accent="true">
                  <mi mathvariant="normal">Θ</mi>
                  <mo stretchy="false">˙</mo>
                </mover>
              </mstyle>
              <mi>t</mi>
            </msub>
          </mrow>
        </mtd>
      </mtr>
      <mtr>
        <mtd>
          <mrow>
            <mfrac>
              <mn>1</mn>
              <msup>
                <mi>M</mi>
                <mtext>* </mtext>
              </msup>
            </mfrac>
            <mrow>
              <mtext> </mtext>
              <mo stretchy="false">=</mo>
              <mrow>
                <mfrac>
                  <mn>1</mn>
                  <msub>
                    <mi>M</mi>
                    <mn>1</mn>
                  </msub>
                </mfrac>
                <mo stretchy="false">+</mo>
                <mfrac>
                  <mn>1</mn>
                  <msub>
                    <mi>M</mi>
                    <mn>2</mn>
                  </msub>
                </mfrac>
              </mrow>
            </mrow>
            <mi>,</mi>
            <mtext> </mtext>
            <mrow>
              <mfrac>
                <mn>1</mn>
                <msub>
                  <mi>J</mi>
                  <mi>s</mi>
                </msub>
              </mfrac>
              <mo stretchy="false">=</mo>
              <mrow>
                <mfrac>
                  <mn>1</mn>
                  <msub>
                    <mi>J</mi>
                    <mn>1</mn>
                  </msub>
                </mfrac>
                <mo stretchy="false">+</mo>
                <mfrac>
                  <mn>1</mn>
                  <msub>
                    <mi>J</mi>
                    <mn>2</mn>
                  </msub>
                </mfrac>
              </mrow>
            </mrow>
            <mi>,</mi>
            <mtext> </mtext>
            <mrow>
              <msub>
                <mi>J</mi>
                <mi>i</mi>
              </msub>
              <mo stretchy="false">=</mo>
              <mfrac>
                <mn>2</mn>
                <mn>5</mn>
              </mfrac>
            </mrow>
            <msub>
              <mi>M</mi>
              <mi>i</mi>
            </msub>
            <msubsup>
              <mi>r</mi>
              <mi>i</mi>
              <mn>2</mn>
            </msubsup>
          </mrow>
        </mtd>
      </mtr>
      <mtr>
        <mtd>
          <mrow/>
        </mtd>
      </mtr>
      <mtr>
        <mtd>
          <mrow/>
        </mtd>
      </mtr>
      <mtr>
        <mtd>
          <mrow>
            <mrow>
              <msubsup>
                <mstyle mathvariant="bold">
                  <mi>F</mi>
                </mstyle>
                <mrow>
                  <mi>n</mi>
                  <mi>,</mi>
                  <mi>i</mi>
                </mrow>
                <mi mathvariant="italic">damp</mi>
              </msubsup>
              <mo stretchy="false">=</mo>
              <mfrac>
                <mrow>
                  <msub>
                    <mi>K</mi>
                    <mi>n</mi>
                  </msub>
                  <msub>
                    <mi>A</mi>
                    <mi>b</mi>
                  </msub>
                </mrow>
                <msup>
                  <mi>M</mi>
                  <mtext>*</mtext>
                </msup>
              </mfrac>
            </mrow>
            <mrow>
              <mo fence="true" stretchy="false">(</mo>
              <mrow>
                <mrow>
                  <mrow>
                    <msub>
                      <mi>β</mi>
                      <mn>0</mn>
                    </msub>
                    <mo stretchy="false">+</mo>
                    <msub>
                      <mi>β</mi>
                      <mn>1</mn>
                    </msub>
                  </mrow>
                  <msup>
                    <mi>M</mi>
                    <mtext>*</mtext>
                  </msup>
                  <mrow>
                    <msqrt>
                      <msub>
                        <mstyle mathvariant="bold">
                          <mi>E</mi>
                        </mstyle>
                        <mrow>
                          <mi>F</mi>
                          <mi>,</mi>
                          <mi>n</mi>
                        </mrow>
                      </msub>
                    </msqrt>
                    <mo stretchy="false">+</mo>
                    <msub>
                      <mi>β</mi>
                      <mn>2</mn>
                    </msub>
                  </mrow>
                  <msup>
                    <mi>M</mi>
                    <mtext>*</mtext>
                  </msup>
                  <msub>
                    <mstyle mathvariant="bold">
                      <mi>E</mi>
                    </mstyle>
                    <mrow>
                      <mi>F</mi>
                      <mi>,</mi>
                      <mi>n</mi>
                    </mrow>
                  </msub>
                </mrow>
              </mrow>
              <mo fence="true" stretchy="false">)</mo>
            </mrow>
            <mfrac>
              <msub>
                <mstyle mathvariant="bold">
                  <mover accent="true">
                    <mi>x</mi>
                    <mo stretchy="false">˙</mo>
                  </mover>
                </mstyle>
                <mi>i</mi>
              </msub>
              <mrow>
                <mo fence="true" stretchy="true">|</mo>
                <mrow>
                  <msub>
                    <mstyle mathvariant="bold">
                      <mover accent="true">
                        <mi>x</mi>
                        <mo stretchy="false">˙</mo>
                      </mover>
                    </mstyle>
                    <mi>i</mi>
                  </msub>
                </mrow>
                <mo fence="true" stretchy="true">|</mo>
              </mrow>
            </mfrac>
          </mrow>
        </mtd>
      </mtr>
      <mtr>
        <mtd>
          <mrow/>
        </mtd>
      </mtr>
      <mtr>
        <mtd>
          <mrow>
            <mrow>
              <msubsup>
                <mstyle mathvariant="bold">
                  <mi>F</mi>
                </mstyle>
                <mrow>
                  <mi>t</mi>
                  <mi>,</mi>
                  <mi>i</mi>
                </mrow>
                <mi mathvariant="italic">damp</mi>
              </msubsup>
              <mo stretchy="false">=</mo>
              <mfrac>
                <mrow>
                  <msub>
                    <mi>K</mi>
                    <mi>t</mi>
                  </msub>
                  <msub>
                    <mi>A</mi>
                    <mi>b</mi>
                  </msub>
                </mrow>
                <msup>
                  <mi>M</mi>
                  <mtext>*</mtext>
                </msup>
              </mfrac>
            </mrow>
            <mrow>
              <mo fence="true" stretchy="false">(</mo>
              <mrow>
                <mrow>
                  <mrow>
                    <msub>
                      <mi>β</mi>
                      <mn>0</mn>
                    </msub>
                    <mo stretchy="false">+</mo>
                    <msub>
                      <mi>β</mi>
                      <mn>1</mn>
                    </msub>
                  </mrow>
                  <msup>
                    <mi>M</mi>
                    <mtext>*</mtext>
                  </msup>
                  <mrow>
                    <msqrt>
                      <msub>
                        <mstyle mathvariant="bold">
                          <mi>E</mi>
                        </mstyle>
                        <mrow>
                          <mi>F</mi>
                          <mi>,</mi>
                          <mi>t</mi>
                        </mrow>
                      </msub>
                    </msqrt>
                    <mo stretchy="false">+</mo>
                    <msub>
                      <mi>β</mi>
                      <mn>2</mn>
                    </msub>
                  </mrow>
                  <msup>
                    <mi>M</mi>
                    <mtext>*</mtext>
                  </msup>
                  <msub>
                    <mstyle mathvariant="bold">
                      <mi>E</mi>
                    </mstyle>
                    <mrow>
                      <mi>F</mi>
                      <mi>,</mi>
                      <mi>t</mi>
                    </mrow>
                  </msub>
                </mrow>
              </mrow>
              <mo fence="true" stretchy="false">)</mo>
            </mrow>
            <mfrac>
              <msub>
                <mstyle mathvariant="bold">
                  <mover accent="true">
                    <mi>x</mi>
                    <mo stretchy="false">˙</mo>
                  </mover>
                </mstyle>
                <mi>i</mi>
              </msub>
              <mrow>
                <mo fence="true" stretchy="true">|</mo>
                <mrow>
                  <msub>
                    <mstyle mathvariant="bold">
                      <mover accent="true">
                        <mi>x</mi>
                        <mo stretchy="false">˙</mo>
                      </mover>
                    </mstyle>
                    <mi>i</mi>
                  </msub>
                </mrow>
                <mo fence="true" stretchy="true">|</mo>
              </mrow>
            </mfrac>
          </mrow>
        </mtd>
      </mtr>
      <mtr>
        <mtd>
          <mrow/>
        </mtd>
      </mtr>
      <mtr>
        <mtd>
          <mrow>
            <mrow>
              <msubsup>
                <mstyle mathvariant="bold">
                  <mi>M</mi>
                </mstyle>
                <mrow>
                  <mi>n</mi>
                  <mi>,</mi>
                  <mi>i</mi>
                </mrow>
                <mi mathvariant="italic">damp</mi>
              </msubsup>
              <mo stretchy="false">=</mo>
              <mfrac>
                <mrow>
                  <msub>
                    <mi>K</mi>
                    <mi>t</mi>
                  </msub>
                  <msub>
                    <mi>I</mi>
                    <mi>p</mi>
                  </msub>
                </mrow>
                <msub>
                  <mi>J</mi>
                  <mi>s</mi>
                </msub>
              </mfrac>
            </mrow>
            <mrow>
              <mo fence="true" stretchy="false">(</mo>
              <mrow>
                <mrow>
                  <mrow>
                    <msub>
                      <mi>β</mi>
                      <mn>0</mn>
                    </msub>
                    <mo stretchy="false">+</mo>
                    <msub>
                      <mi>β</mi>
                      <mn>1</mn>
                    </msub>
                  </mrow>
                  <msub>
                    <mi>J</mi>
                    <mi>s</mi>
                  </msub>
                  <mrow>
                    <msqrt>
                      <msub>
                        <mstyle mathvariant="bold">
                          <mi>E</mi>
                        </mstyle>
                        <mrow>
                          <mi>M</mi>
                          <mi>,</mi>
                          <mi>n</mi>
                        </mrow>
                      </msub>
                    </msqrt>
                    <mo stretchy="false">+</mo>
                    <msub>
                      <mi>β</mi>
                      <mn>2</mn>
                    </msub>
                  </mrow>
                  <msub>
                    <mi>J</mi>
                    <mi>s</mi>
                  </msub>
                  <msub>
                    <mstyle mathvariant="bold">
                      <mi>E</mi>
                    </mstyle>
                    <mrow>
                      <mi>M</mi>
                      <mi>,</mi>
                      <mi>n</mi>
                    </mrow>
                  </msub>
                </mrow>
              </mrow>
              <mo fence="true" stretchy="false">)</mo>
            </mrow>
            <mfrac>
              <msub>
                <mstyle mathvariant="bold">
                  <mover accent="true">
                    <mi mathvariant="normal">Θ</mi>
                    <mo stretchy="false">˙</mo>
                  </mover>
                </mstyle>
                <mi>i</mi>
              </msub>
              <mrow>
                <mo fence="true" stretchy="true">|</mo>
                <mrow>
                  <msub>
                    <mstyle mathvariant="bold">
                      <mover accent="true">
                        <mi mathvariant="normal">Θ</mi>
                        <mo stretchy="false">˙</mo>
                      </mover>
                    </mstyle>
                    <mi>i</mi>
                  </msub>
                </mrow>
                <mo fence="true" stretchy="true">|</mo>
              </mrow>
            </mfrac>
          </mrow>
        </mtd>
      </mtr>
      <mtr>
        <mtd>
          <mrow/>
        </mtd>
      </mtr>
      <mtr>
        <mtd>
          <mrow>
            <mrow>
              <msubsup>
                <mstyle mathvariant="bold">
                  <mi>M</mi>
                </mstyle>
                <mrow>
                  <mi>t</mi>
                  <mi>,</mi>
                  <mi>i</mi>
                </mrow>
                <mi mathvariant="italic">damp</mi>
              </msubsup>
              <mo stretchy="false">=</mo>
              <mfrac>
                <mrow>
                  <msub>
                    <mi>K</mi>
                    <mi>n</mi>
                  </msub>
                  <msub>
                    <mi>I</mi>
                    <mi>p</mi>
                  </msub>
                </mrow>
                <mrow>
                  <mn>2</mn>
                  <msub>
                    <mi>J</mi>
                    <mi>s</mi>
                  </msub>
                </mrow>
              </mfrac>
            </mrow>
            <mrow>
              <mo fence="true" stretchy="false">(</mo>
              <mrow>
                <mrow>
                  <mrow>
                    <msub>
                      <mi>β</mi>
                      <mn>0</mn>
                    </msub>
                    <mo stretchy="false">+</mo>
                    <msub>
                      <mi>β</mi>
                      <mn>1</mn>
                    </msub>
                  </mrow>
                  <msub>
                    <mi>J</mi>
                    <mi>s</mi>
                  </msub>
                  <mrow>
                    <msqrt>
                      <msub>
                        <mstyle mathvariant="bold">
                          <mi>E</mi>
                        </mstyle>
                        <mrow>
                          <mi>M</mi>
                          <mi>,</mi>
                          <mi>t</mi>
                        </mrow>
                      </msub>
                    </msqrt>
                    <mo stretchy="false">+</mo>
                    <msub>
                      <mi>β</mi>
                      <mn>2</mn>
                    </msub>
                  </mrow>
                  <msub>
                    <mi>J</mi>
                    <mi>s</mi>
                  </msub>
                  <msub>
                    <mstyle mathvariant="bold">
                      <mi>E</mi>
                    </mstyle>
                    <mrow>
                      <mi>M</mi>
                      <mi>,</mi>
                      <mi>t</mi>
                    </mrow>
                  </msub>
                </mrow>
              </mrow>
              <mo fence="true" stretchy="false">)</mo>
            </mrow>
            <mfrac>
              <msub>
                <mstyle mathvariant="bold">
                  <mover accent="true">
                    <mi mathvariant="normal">Θ</mi>
                    <mo stretchy="false">˙</mo>
                  </mover>
                </mstyle>
                <mi>i</mi>
              </msub>
              <mrow>
                <mo fence="true" stretchy="true">|</mo>
                <mrow>
                  <msub>
                    <mstyle mathvariant="bold">
                      <mover accent="true">
                        <mi mathvariant="normal">Θ</mi>
                        <mo stretchy="false">˙</mo>
                      </mover>
                    </mstyle>
                    <mi>i</mi>
                  </msub>
                </mrow>
                <mo fence="true" stretchy="true">|</mo>
              </mrow>
            </mfrac>
          </mrow>
        </mtd>
      </mtr>
      <mtr>
        <mtd>
          <mrow/>
        </mtd>
      </mtr>
      <mtr>
        <mtd>
          <mrow>
            <mrow>
              <msub>
                <mstyle mathvariant="bold">
                  <mi>E</mi>
                </mstyle>
                <mrow>
                  <mi>F</mi>
                  <mi>,</mi>
                  <mi>n</mi>
                </mrow>
              </msub>
              <mo stretchy="false">=</mo>
              <mfrac>
                <mn>1</mn>
                <mrow>
                  <msub>
                    <mi>K</mi>
                    <mi>n</mi>
                  </msub>
                  <msub>
                    <mi>A</mi>
                    <mi>b</mi>
                  </msub>
                </mrow>
              </mfrac>
            </mrow>
            <mrow>
              <mo fence="true" stretchy="false">(</mo>
              <mrow>
                <mrow>
                  <mrow>
                    <mfrac>
                      <msubsup>
                        <mstyle mathvariant="bold">
                          <mi>F</mi>
                        </mstyle>
                        <mi>n</mi>
                        <mn>2</mn>
                      </msubsup>
                      <mrow>
                        <msub>
                          <mi>K</mi>
                          <mi>n</mi>
                        </msub>
                        <msub>
                          <mi>A</mi>
                          <mi>b</mi>
                        </msub>
                      </mrow>
                    </mfrac>
                    <mo stretchy="false">+</mo>
                    <msup>
                      <mi>M</mi>
                      <mtext>*</mtext>
                    </msup>
                  </mrow>
                  <msubsup>
                    <mstyle mathvariant="bold">
                      <mover accent="true">
                        <mi>x</mi>
                        <mo stretchy="false">˙</mo>
                      </mover>
                    </mstyle>
                    <mi>n</mi>
                    <mn>2</mn>
                  </msubsup>
                </mrow>
              </mrow>
              <mo fence="true" stretchy="false">)</mo>
            </mrow>
            <mi>,</mi>
            <mtext> </mtext>
            <mrow>
              <msub>
                <mstyle mathvariant="bold">
                  <mi>E</mi>
                </mstyle>
                <mrow>
                  <mi>F</mi>
                  <mi>,</mi>
                  <mi>t</mi>
                </mrow>
              </msub>
              <mo stretchy="false">=</mo>
              <mfrac>
                <mn>1</mn>
                <mrow>
                  <msub>
                    <mi>K</mi>
                    <mi>t</mi>
                  </msub>
                  <msub>
                    <mi>A</mi>
                    <mi>b</mi>
                  </msub>
                </mrow>
              </mfrac>
            </mrow>
            <mrow>
              <mo fence="true" stretchy="false">(</mo>
              <mrow>
                <mrow>
                  <mrow>
                    <mfrac>
                      <msubsup>
                        <mstyle mathvariant="bold">
                          <mi>F</mi>
                        </mstyle>
                        <mi>t</mi>
                        <mn>2</mn>
                      </msubsup>
                      <mrow>
                        <msub>
                          <mi>K</mi>
                          <mi>t</mi>
                        </msub>
                        <msub>
                          <mi>A</mi>
                          <mi>b</mi>
                        </msub>
                      </mrow>
                    </mfrac>
                    <mo stretchy="false">+</mo>
                    <msup>
                      <mi>M</mi>
                      <mtext>*</mtext>
                    </msup>
                  </mrow>
                  <msubsup>
                    <mstyle mathvariant="bold">
                      <mover accent="true">
                        <mi>x</mi>
                        <mo stretchy="false">˙</mo>
                      </mover>
                    </mstyle>
                    <mi>t</mi>
                    <mn>2</mn>
                  </msubsup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ub>
                <mstyle mathvariant="bold">
                  <mi>E</mi>
                </mstyle>
                <mrow>
                  <mi>M</mi>
                  <mi>,</mi>
                  <mi>n</mi>
                </mrow>
              </msub>
              <mo stretchy="false">=</mo>
              <mfrac>
                <mn>1</mn>
                <mrow>
                  <msub>
                    <mi>K</mi>
                    <mi>t</mi>
                  </msub>
                  <msub>
                    <mi>I</mi>
                    <mi>p</mi>
                  </msub>
                </mrow>
              </mfrac>
            </mrow>
            <mrow>
              <mo fence="true" stretchy="false">(</mo>
              <mrow>
                <mrow>
                  <mrow>
                    <mfrac>
                      <msubsup>
                        <mstyle mathvariant="bold">
                          <mi>M</mi>
                        </mstyle>
                        <mi>n</mi>
                        <mn>2</mn>
                      </msubsup>
                      <mrow>
                        <msub>
                          <mi>K</mi>
                          <mi>t</mi>
                        </msub>
                        <msub>
                          <mi>I</mi>
                          <mi>p</mi>
                        </msub>
                      </mrow>
                    </mfrac>
                    <mo stretchy="false">+</mo>
                    <msub>
                      <mi>J</mi>
                      <mi>n</mi>
                    </msub>
                  </mrow>
                  <msubsup>
                    <mstyle mathvariant="bold">
                      <mover accent="true">
                        <mi mathvariant="normal">Θ</mi>
                        <mo stretchy="false">˙</mo>
                      </mover>
                    </mstyle>
                    <mi>n</mi>
                    <mn>2</mn>
                  </msubsup>
                </mrow>
              </mrow>
              <mo fence="true" stretchy="false">)</mo>
            </mrow>
            <mi>,</mi>
            <mtext> </mtext>
            <mrow>
              <msub>
                <mstyle mathvariant="bold">
                  <mi>E</mi>
                </mstyle>
                <mrow>
                  <mi>M</mi>
                  <mi>,</mi>
                  <mi>t</mi>
                </mrow>
              </msub>
              <mo stretchy="false">=</mo>
              <mfrac>
                <mn>2</mn>
                <mrow>
                  <msub>
                    <mi>K</mi>
                    <mi>n</mi>
                  </msub>
                  <msub>
                    <mi>I</mi>
                    <mi>p</mi>
                  </msub>
                </mrow>
              </mfrac>
            </mrow>
            <mrow>
              <mo fence="true" stretchy="false">(</mo>
              <mrow>
                <mrow>
                  <mrow>
                    <mfrac>
                      <msubsup>
                        <mrow>
                          <mn>2</mn>
                          <mstyle mathvariant="bold">
                            <mi>M</mi>
                          </mstyle>
                        </mrow>
                        <mi>t</mi>
                        <mn>2</mn>
                      </msubsup>
                      <mrow>
                        <msub>
                          <mi>K</mi>
                          <mi>n</mi>
                        </msub>
                        <msub>
                          <mi>I</mi>
                          <mi>p</mi>
                        </msub>
                      </mrow>
                    </mfrac>
                    <mo stretchy="false">+</mo>
                    <msub>
                      <mi>J</mi>
                      <mi>t</mi>
                    </msub>
                  </mrow>
                  <msubsup>
                    <mstyle mathvariant="bold">
                      <mover accent="true">
                        <mi mathvariant="normal">Θ</mi>
                        <mo stretchy="false">˙</mo>
                      </mover>
                    </mstyle>
                    <mi>t</mi>
                    <mn>2</mn>
                  </msubsup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ub>
                <mi>J</mi>
                <mi>n</mi>
              </msub>
              <mo stretchy="false">=</mo>
              <mfrac>
                <mn>1</mn>
                <mn>2</mn>
              </mfrac>
            </mrow>
            <msup>
              <mi>M</mi>
              <mtext>*</mtext>
            </msup>
            <mrow>
              <mo fence="true" stretchy="false">(</mo>
              <mrow>
                <mrow>
                  <msubsup>
                    <mi>r</mi>
                    <mrow>
                      <mi>b</mi>
                      <mi>,</mi>
                      <mi>o</mi>
                    </mrow>
                    <mn>2</mn>
                  </msubsup>
                  <mo stretchy="false">+</mo>
                  <msubsup>
                    <mi>r</mi>
                    <mrow>
                      <mi>b</mi>
                      <mi>,</mi>
                      <mi>i</mi>
                    </mrow>
                    <mn>2</mn>
                  </msubsup>
                </mrow>
              </mrow>
              <mo fence="true" stretchy="false">)</mo>
            </mrow>
            <mi>,</mi>
            <mtext> </mtext>
            <mrow>
              <msub>
                <mi>J</mi>
                <mi>t</mi>
              </msub>
              <mo stretchy="false">=</mo>
              <mfrac>
                <msup>
                  <mi>M</mi>
                  <mtext>*</mtext>
                </msup>
                <mn>12</mn>
              </mfrac>
            </mrow>
            <mrow>
              <mo fence="true" stretchy="false">(</mo>
              <mrow>
                <mrow>
                  <mn>3</mn>
                  <mrow>
                    <mrow>
                      <mo fence="true" stretchy="false">(</mo>
                      <mrow>
                        <mrow>
                          <msubsup>
                            <mi>r</mi>
                            <mrow>
                              <mi>b</mi>
                              <mi>,</mi>
                              <mi>o</mi>
                            </mrow>
                            <mn>2</mn>
                          </msubsup>
                          <mo stretchy="false">+</mo>
                          <msubsup>
                            <mi>r</mi>
                            <mrow>
                              <mi>b</mi>
                              <mi>,</mi>
                              <mi>i</mi>
                            </mrow>
                            <mn>2</mn>
                          </msubsup>
                        </mrow>
                      </mrow>
                      <mo fence="true" stretchy="false">)</mo>
                    </mrow>
                    <mo stretchy="false">+</mo>
                    <msubsup>
                      <mi>l</mi>
                      <mi>b</mi>
                      <mn>2</mn>
                    </msubsup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/>
        </mtd>
      </mtr>
      <mtr>
        <mtd>
          <mrow>
            <mrow>
              <msubsup>
                <mstyle mathvariant="bold">
                  <mi>F</mi>
                </mstyle>
                <mrow>
                  <mi>n</mi>
                  <mi>,</mi>
                  <mi>i</mi>
                </mrow>
                <mi mathvariant="italic">damp</mi>
              </msubsup>
              <mo stretchy="false">=</mo>
              <mrow>
                <msub>
                  <mi>K</mi>
                  <mi>n</mi>
                </msub>
                <msub>
                  <mi>A</mi>
                  <mi>b</mi>
                </msub>
              </mrow>
            </mrow>
            <mi>β</mi>
            <msqrt>
              <msub>
                <mstyle mathvariant="bold">
                  <mi>E</mi>
                </mstyle>
                <mrow>
                  <mi>F</mi>
                  <mi>,</mi>
                  <mi>n</mi>
                </mrow>
              </msub>
            </msqrt>
            <mfrac>
              <msub>
                <mstyle mathvariant="bold">
                  <mover accent="true">
                    <mi>x</mi>
                    <mo stretchy="false">˙</mo>
                  </mover>
                </mstyle>
                <mi>i</mi>
              </msub>
              <mrow>
                <mo fence="true" stretchy="true">|</mo>
                <mrow>
                  <msub>
                    <mstyle mathvariant="bold">
                      <mover accent="true">
                        <mi>x</mi>
                        <mo stretchy="false">˙</mo>
                      </mover>
                    </mstyle>
                    <mi>i</mi>
                  </msub>
                </mrow>
                <mo fence="true" stretchy="true">|</mo>
              </mrow>
            </mfrac>
          </mrow>
        </mtd>
      </mtr>
      <mtr>
        <mtd>
          <mrow/>
        </mtd>
      </mtr>
      <mtr>
        <mtd>
          <mrow>
            <mrow>
              <msubsup>
                <mstyle mathvariant="bold">
                  <mi>F</mi>
                </mstyle>
                <mrow>
                  <mi>t</mi>
                  <mi>,</mi>
                  <mi>i</mi>
                </mrow>
                <mi mathvariant="italic">damp</mi>
              </msubsup>
              <mo stretchy="false">=</mo>
              <mrow>
                <msub>
                  <mi>K</mi>
                  <mi>t</mi>
                </msub>
                <msub>
                  <mi>A</mi>
                  <mi>b</mi>
                </msub>
              </mrow>
            </mrow>
            <mi>β</mi>
            <msqrt>
              <msub>
                <mstyle mathvariant="bold">
                  <mi>E</mi>
                </mstyle>
                <mrow>
                  <mi>F</mi>
                  <mi>,</mi>
                  <mi>t</mi>
                </mrow>
              </msub>
            </msqrt>
            <mfrac>
              <msub>
                <mstyle mathvariant="bold">
                  <mover accent="true">
                    <mi>x</mi>
                    <mo stretchy="false">˙</mo>
                  </mover>
                </mstyle>
                <mi>i</mi>
              </msub>
              <mrow>
                <mo fence="true" stretchy="true">|</mo>
                <mrow>
                  <msub>
                    <mstyle mathvariant="bold">
                      <mover accent="true">
                        <mi>x</mi>
                        <mo stretchy="false">˙</mo>
                      </mover>
                    </mstyle>
                    <mi>i</mi>
                  </msub>
                </mrow>
                <mo fence="true" stretchy="true">|</mo>
              </mrow>
            </mfrac>
          </mrow>
        </mtd>
      </mtr>
      <mtr>
        <mtd>
          <mrow/>
        </mtd>
      </mtr>
      <mtr>
        <mtd>
          <mrow>
            <mrow>
              <msubsup>
                <mstyle mathvariant="bold">
                  <mi>M</mi>
                </mstyle>
                <mrow>
                  <mi>n</mi>
                  <mi>,</mi>
                  <mi>i</mi>
                </mrow>
                <mi mathvariant="italic">damp</mi>
              </msubsup>
              <mo stretchy="false">=</mo>
              <mrow>
                <msub>
                  <mi>K</mi>
                  <mi>t</mi>
                </msub>
                <msub>
                  <mi>I</mi>
                  <mi>p</mi>
                </msub>
              </mrow>
            </mrow>
            <mi>β</mi>
            <msqrt>
              <msub>
                <mstyle mathvariant="bold">
                  <mi>E</mi>
                </mstyle>
                <mrow>
                  <mi>M</mi>
                  <mi>,</mi>
                  <mi>n</mi>
                </mrow>
              </msub>
            </msqrt>
            <mfrac>
              <msub>
                <mstyle mathvariant="bold">
                  <mover accent="true">
                    <mi mathvariant="normal">Θ</mi>
                    <mo stretchy="false">˙</mo>
                  </mover>
                </mstyle>
                <mi>i</mi>
              </msub>
              <mrow>
                <mo fence="true" stretchy="true">|</mo>
                <mrow>
                  <msub>
                    <mstyle mathvariant="bold">
                      <mover accent="true">
                        <mi mathvariant="normal">Θ</mi>
                        <mo stretchy="false">˙</mo>
                      </mover>
                    </mstyle>
                    <mi>i</mi>
                  </msub>
                </mrow>
                <mo fence="true" stretchy="true">|</mo>
              </mrow>
            </mfrac>
          </mrow>
        </mtd>
      </mtr>
      <mtr>
        <mtd>
          <mrow/>
        </mtd>
      </mtr>
      <mtr>
        <mtd>
          <mrow>
            <mrow>
              <msubsup>
                <mstyle mathvariant="bold">
                  <mi>M</mi>
                </mstyle>
                <mrow>
                  <mi>t</mi>
                  <mi>,</mi>
                  <mi>i</mi>
                </mrow>
                <mi mathvariant="italic">damp</mi>
              </msubsup>
              <mo stretchy="false">=</mo>
              <mfrac>
                <mrow>
                  <msub>
                    <mi>K</mi>
                    <mi>n</mi>
                  </msub>
                  <msub>
                    <mi>I</mi>
                    <mi>p</mi>
                  </msub>
                </mrow>
                <mn>2</mn>
              </mfrac>
            </mrow>
            <mi>β</mi>
            <msqrt>
              <msub>
                <mstyle mathvariant="bold">
                  <mi>E</mi>
                </mstyle>
                <mrow>
                  <mi>M</mi>
                  <mi>,</mi>
                  <mi>t</mi>
                </mrow>
              </msub>
            </msqrt>
            <mfrac>
              <msub>
                <mstyle mathvariant="bold">
                  <mover accent="true">
                    <mi mathvariant="normal">Θ</mi>
                    <mo stretchy="false">˙</mo>
                  </mover>
                </mstyle>
                <mi>i</mi>
              </msub>
              <mrow>
                <mo fence="true" stretchy="true">|</mo>
                <mrow>
                  <msub>
                    <mstyle mathvariant="bold">
                      <mover accent="true">
                        <mi mathvariant="normal">Θ</mi>
                        <mo stretchy="false">˙</mo>
                      </mover>
                    </mstyle>
                    <mi>i</mi>
                  </msub>
                </mrow>
                <mo fence="true" stretchy="true">|</mo>
              </mrow>
            </mfrac>
          </mrow>
        </mtd>
      </mtr>
      <mtr>
        <mtd>
          <mrow/>
        </mtd>
      </mtr>
      <mtr>
        <mtd>
          <mrow/>
        </mtd>
      </mtr>
      <mtr>
        <mtd>
          <mrow>
            <mrow>
              <msubsup>
                <mstyle mathvariant="bold">
                  <mi>F</mi>
                </mstyle>
                <mrow>
                  <mi>n</mi>
                  <mi>,</mi>
                  <mi>i</mi>
                </mrow>
                <mi mathvariant="italic">damp</mi>
              </msubsup>
              <mo stretchy="false">=</mo>
              <mi>β</mi>
            </mrow>
            <mtext> </mtext>
            <mrow>
              <mo fence="true" stretchy="true">|</mo>
              <mrow>
                <msub>
                  <mstyle mathvariant="bold">
                    <mi>F</mi>
                  </mstyle>
                  <mi>n</mi>
                </msub>
              </mrow>
              <mo fence="true" stretchy="true">|</mo>
            </mrow>
            <mfrac>
              <msub>
                <mstyle mathvariant="bold">
                  <mover accent="true">
                    <mi>x</mi>
                    <mo stretchy="false">˙</mo>
                  </mover>
                </mstyle>
                <mi>i</mi>
              </msub>
              <mrow>
                <mo fence="true" stretchy="true">|</mo>
                <mrow>
                  <msub>
                    <mstyle mathvariant="bold">
                      <mover accent="true">
                        <mi>x</mi>
                        <mo stretchy="false">˙</mo>
                      </mover>
                    </mstyle>
                    <mi>i</mi>
                  </msub>
                </mrow>
                <mo fence="true" stretchy="true">|</mo>
              </mrow>
            </mfrac>
          </mrow>
        </mtd>
      </mtr>
      <mtr>
        <mtd>
          <mrow/>
        </mtd>
      </mtr>
      <mtr>
        <mtd>
          <mrow>
            <mrow>
              <msubsup>
                <mstyle mathvariant="bold">
                  <mi>F</mi>
                </mstyle>
                <mrow>
                  <mi>t</mi>
                  <mi>,</mi>
                  <mi>i</mi>
                </mrow>
                <mi mathvariant="italic">damp</mi>
              </msubsup>
              <mo stretchy="false">=</mo>
              <mi>β</mi>
            </mrow>
            <mtext> </mtext>
            <mrow>
              <mo fence="true" stretchy="true">|</mo>
              <mrow>
                <msub>
                  <mstyle mathvariant="bold">
                    <mi>F</mi>
                  </mstyle>
                  <mi>t</mi>
                </msub>
              </mrow>
              <mo fence="true" stretchy="true">|</mo>
            </mrow>
            <mfrac>
              <msub>
                <mstyle mathvariant="bold">
                  <mover accent="true">
                    <mi>x</mi>
                    <mo stretchy="false">˙</mo>
                  </mover>
                </mstyle>
                <mi>i</mi>
              </msub>
              <mrow>
                <mo fence="true" stretchy="true">|</mo>
                <mrow>
                  <msub>
                    <mstyle mathvariant="bold">
                      <mover accent="true">
                        <mi>x</mi>
                        <mo stretchy="false">˙</mo>
                      </mover>
                    </mstyle>
                    <mi>i</mi>
                  </msub>
                </mrow>
                <mo fence="true" stretchy="true">|</mo>
              </mrow>
            </mfrac>
          </mrow>
        </mtd>
      </mtr>
      <mtr>
        <mtd>
          <mrow/>
        </mtd>
      </mtr>
      <mtr>
        <mtd>
          <mrow>
            <mrow>
              <msubsup>
                <mstyle mathvariant="bold">
                  <mi>M</mi>
                </mstyle>
                <mrow>
                  <mi>n</mi>
                  <mi>,</mi>
                  <mi>i</mi>
                </mrow>
                <mi mathvariant="italic">damp</mi>
              </msubsup>
              <mo stretchy="false">=</mo>
              <mi>β</mi>
            </mrow>
            <mtext> </mtext>
            <mrow>
              <mo fence="true" stretchy="true">|</mo>
              <mrow>
                <msub>
                  <mstyle mathvariant="bold">
                    <mi>M</mi>
                  </mstyle>
                  <mi>n</mi>
                </msub>
              </mrow>
              <mo fence="true" stretchy="true">|</mo>
            </mrow>
            <mfrac>
              <msub>
                <mstyle mathvariant="bold">
                  <mover accent="true">
                    <mi mathvariant="normal">Θ</mi>
                    <mo stretchy="false">˙</mo>
                  </mover>
                </mstyle>
                <mi>i</mi>
              </msub>
              <mrow>
                <mo fence="true" stretchy="true">|</mo>
                <mrow>
                  <msub>
                    <mstyle mathvariant="bold">
                      <mover accent="true">
                        <mi mathvariant="normal">Θ</mi>
                        <mo stretchy="false">˙</mo>
                      </mover>
                    </mstyle>
                    <mi>i</mi>
                  </msub>
                </mrow>
                <mo fence="true" stretchy="true">|</mo>
              </mrow>
            </mfrac>
          </mrow>
        </mtd>
      </mtr>
      <mtr>
        <mtd>
          <mrow/>
        </mtd>
      </mtr>
      <mtr>
        <mtd>
          <mrow>
            <mrow>
              <msubsup>
                <mstyle mathvariant="bold">
                  <mi>M</mi>
                </mstyle>
                <mrow>
                  <mi>t</mi>
                  <mi>,</mi>
                  <mi>i</mi>
                </mrow>
                <mi mathvariant="italic">damp</mi>
              </msubsup>
              <mo stretchy="false">=</mo>
              <mi>β</mi>
            </mrow>
            <mtext> </mtext>
            <mrow>
              <mo fence="true" stretchy="true">|</mo>
              <mrow>
                <msub>
                  <mstyle mathvariant="bold">
                    <mi>M</mi>
                  </mstyle>
                  <mi>t</mi>
                </msub>
              </mrow>
              <mo fence="true" stretchy="true">|</mo>
            </mrow>
            <mfrac>
              <msub>
                <mstyle mathvariant="bold">
                  <mover accent="true">
                    <mi mathvariant="normal">Θ</mi>
                    <mo stretchy="false">˙</mo>
                  </mover>
                </mstyle>
                <mi>i</mi>
              </msub>
              <mrow>
                <mo fence="true" stretchy="true">|</mo>
                <mrow>
                  <msub>
                    <mstyle mathvariant="bold">
                      <mover accent="true">
                        <mi mathvariant="normal">Θ</mi>
                        <mo stretchy="false">˙</mo>
                      </mover>
                    </mstyle>
                    <mi>i</mi>
                  </msub>
                </mrow>
                <mo fence="true" stretchy="true">|</mo>
              </mrow>
            </mfrac>
          </mrow>
        </mtd>
      </mtr>
      <mtr>
        <mtd>
          <mrow/>
        </mtd>
      </mtr>
      <mtr>
        <mtd>
          <mrow/>
        </mtd>
      </mtr>
      <mtr>
        <mtd>
          <mrow>
            <mi>σ</mi>
            <mrow>
              <mtext> </mtext>
              <mo stretchy="false">=</mo>
              <mrow>
                <mfrac>
                  <mrow>
                    <mo fence="true" stretchy="true">|</mo>
                    <mrow>
                      <mrow>
                        <mo fence="true" stretchy="true">|</mo>
                        <mrow>
                          <msub>
                            <mstyle mathvariant="bold">
                              <mi>F</mi>
                            </mstyle>
                            <mrow>
                              <mi>n</mi>
                              <mtext> </mtext>
                            </mrow>
                          </msub>
                        </mrow>
                        <mo fence="true" stretchy="true">|</mo>
                      </mrow>
                    </mrow>
                    <mo fence="true" stretchy="true">|</mo>
                  </mrow>
                  <msub>
                    <mi>A</mi>
                    <mi>b</mi>
                  </msub>
                </mfrac>
                <mo stretchy="false">+</mo>
                <mn>2</mn>
              </mrow>
            </mrow>
            <mfrac>
              <mrow>
                <mrow>
                  <mo fence="true" stretchy="true">|</mo>
                  <mrow>
                    <mrow>
                      <mo fence="true" stretchy="true">|</mo>
                      <mrow>
                        <msub>
                          <mstyle mathvariant="bold">
                            <mi>M</mi>
                          </mstyle>
                          <mrow>
                            <mi>t</mi>
                            <mtext> </mtext>
                          </mrow>
                        </msub>
                      </mrow>
                      <mo fence="true" stretchy="true">|</mo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sub>
                        <mi>r</mi>
                        <mrow>
                          <mi>b</mi>
                          <mi>,</mi>
                          <mi>o</mi>
                        </mrow>
                      </msub>
                      <mo stretchy="false">−</mo>
                      <msub>
                        <mi>r</mi>
                        <mrow>
                          <mi>b</mi>
                          <mi>,</mi>
                          <mi>i</mi>
                        </mrow>
                      </msub>
                    </mrow>
                  </mrow>
                  <mo fence="true" stretchy="false">)</mo>
                </mrow>
              </mrow>
              <msub>
                <mi>I</mi>
                <mi>p</mi>
              </msub>
            </mfrac>
          </mrow>
        </mtd>
      </mtr>
      <mtr>
        <mtd>
          <mrow/>
        </mtd>
      </mtr>
      <mtr>
        <mtd>
          <mrow>
            <mi>τ</mi>
            <mrow>
              <mtext> </mtext>
              <mo stretchy="false">=</mo>
              <mrow>
                <mfrac>
                  <mrow>
                    <mo fence="true" stretchy="true">|</mo>
                    <mrow>
                      <mrow>
                        <mo fence="true" stretchy="true">|</mo>
                        <mrow>
                          <msub>
                            <mstyle mathvariant="bold">
                              <mi>F</mi>
                            </mstyle>
                            <mrow>
                              <mi>t</mi>
                              <mtext> </mtext>
                            </mrow>
                          </msub>
                        </mrow>
                        <mo fence="true" stretchy="true">|</mo>
                      </mrow>
                    </mrow>
                    <mo fence="true" stretchy="true">|</mo>
                  </mrow>
                  <msub>
                    <mi>A</mi>
                    <mi>b</mi>
                  </msub>
                </mfrac>
                <mo stretchy="false">+</mo>
                <mfrac>
                  <mrow>
                    <mrow>
                      <mo fence="true" stretchy="true">|</mo>
                      <mrow>
                        <mrow>
                          <mo fence="true" stretchy="true">|</mo>
                          <mrow>
                            <msub>
                              <mstyle mathvariant="bold">
                                <mi>M</mi>
                              </mstyle>
                              <mrow>
                                <mi>n</mi>
                                <mtext> </mtext>
                              </mrow>
                            </msub>
                          </mrow>
                          <mo fence="true" stretchy="true">|</mo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sub>
                            <mi>r</mi>
                            <mrow>
                              <mi>b</mi>
                              <mi>,</mi>
                              <mi>o</mi>
                            </mrow>
                          </msub>
                          <mo stretchy="false">−</mo>
                          <msub>
                            <mi>r</mi>
                            <mrow>
                              <mi>b</mi>
                              <mi>,</mi>
                              <mi>i</mi>
                            </mrow>
                          </msub>
                        </mrow>
                      </mrow>
                      <mo fence="true" stretchy="false">)</mo>
                    </mrow>
                  </mrow>
                  <msub>
                    <mi>I</mi>
                    <mi>p</mi>
                  </msub>
                </mfrac>
              </mrow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newline
{partial}{ bold F }_{n,i} = K_n A_b { bold {dot x}  }_n { %DELTA } t newline newline
{partial}{ bold F }_{t,i} = K_t A_b { bold {dot x}  }_t { %DELTA } t newline newline
{partial}{ bold M }_{n,i} = K_t I_p { bold {dot %THETA}  }_n { %DELTA } t newline newline
{partial}{ bold M }_{t,i} = 1 over 2 K_n I_p { bold {dot %THETA}  }_t { %DELTA } t newline newline 
{ bold F }_n = { sum_{forall i} {partial bold F}_{n,i} } + { bold F }_n^damp newline newline
{ bold F }_t = { sum_{forall i} {partial bold F}_{t,i} } + { bold F }_t^damp newline newline
{ bold M }_n = { sum_{forall i} {partial bold M}_{n,i} } + { bold M }_n^damp newline newline
{ bold M }_t = { sum_{forall i} {partial bold M}_{t,i} } + { bold M }_t^damp newline newline
K_n = Y_b over l_b, 
K_t = G_b over l_b newline
A_b = %pi (r_{b,o}^2 - r_{b,i}^2), 
I_p = 1 over 2 %pi (r_{b,o}^4 - r_{b,i}^4) 
newline newline newline



{ bold F }_n^damp = 2 %beta sqrt{M^"*" K_n A_b} { bold {dot x} }_n newline newline
{ bold F }_t^damp = 2 %beta sqrt{M^"*" K_t A_b} { bold {dot x} }_t newline newline
{ bold M }_n^damp = 2 %beta sqrt{J_s K_t I_p} { bold {dot %THETA} }_n newline newline
{ bold M }_t^damp = 2 %beta sqrt{1 over 2 J_s K_n I_p} { bold {dot %THETA} }_t newline
1 over M^"* " " "= 1 over M_1 + 1 over M_2 , " " 1 over J_s = 1 over J_1 + 1 over J_2 , " " J_i = 2 over 5 M_i r_i^2 




newline newline newline
{ bold F }_{n,i}^damp = {K_n A_b} over M^"*" ( %beta_0 + %beta_1 M^"*" sqrt{{bold E}_{F,n}} + %beta_2 M^"*" {bold E}_{F,n} )  {bold {dot x}}_i over { abs{{bold {dot x}}_i} } newline newline
{ bold F }_{t,i}^damp = {K_t A_b} over M^"*" ( %beta_0 + %beta_1 M^"*" sqrt{{bold E}_{F,t}} + %beta_2 M^"*" {bold E}_{F,t} )  {bold {dot x}}_i over { abs{{bold {dot x}}_i} } newline newline
{ bold M }_{n,i}^damp = {K_t I_p} over J_s ( %beta_0 + %beta_1 J_s sqrt{{bold E}_{M,n}} + %beta_2 J_s {bold E}_{M,n} )  {bold {dot %THETA}}_i over { abs{{bold {dot %THETA}}_i} } newline newline
{ bold M }_{t,i}^damp = {K_n I_p} over {2 J_s} ( %beta_0 + %beta_1 J_s sqrt{{bold E}_{M,t}} + %beta_2 J_s {bold E}_{M,t} )  {bold {dot %THETA}}_i over { abs{{bold {dot %THETA}}_i} } newline newline
{ bold E }_{ F,n } = 1 over {K_n A_b} ( {bold F}_n^2 over {K_n A_b} + M^"*" { bold {dot x} }_n^2) ," "
{ bold E }_{ F,t } = 1 over {K_t A_b} ( {bold F}_t^2 over {K_t A_b} + M^"*" { bold {dot x} }_t^2) newline newline
{ bold E }_{ M,n } = 1 over {K_t I_p} ( {bold M}_n^2 over {K_t I_p} + J_n { bold {dot %THETA} }_n^2) , " "
{ bold E }_{ M,t } = 2 over {K_n I_p} ( {2 bold M}_t^2 over {K_n I_p} + J_t { bold {dot %THETA} }_t^2) newline newline
J_n = 1 over 2 M^"*" ( r_{b,o}^2 + r_{b,i}^2 ) , " "
J_t = M^"*" over 12 ( 3 ( r_{b,o}^2 + r_{b,i}^2 ) + l_b^2 )



newline newline newline
{ bold F }_{n,i}^damp = {K_n A_b} %beta sqrt{{bold E}_{F,n}} {bold {dot x}}_i over { abs{{bold {dot x}}_i} } newline newline
{ bold F }_{t,i}^damp = {K_t A_b} %beta sqrt{{bold E}_{F,t}} {bold {dot x}}_i over { abs{{bold {dot x}}_i} } newline newline
{ bold M }_{n,i}^damp = {K_t I_p} %beta sqrt{{bold E}_{M,n}} {bold {dot %THETA}}_i over { abs{{bold {dot %THETA}}_i} } newline newline
{ bold M }_{t,i}^damp = {K_n I_p} over 2 %beta sqrt{{bold E}_{M,t}}   {bold {dot %THETA}}_i over { abs{{bold {dot %THETA}}_i} }



newline newline newline
{ bold F }_{n,i}^damp = %beta " " abs{{bold F}_n} {bold {dot x}}_i over { abs{{bold {dot x}}_i} } newline newline
{ bold F }_{t,i}^damp = %beta " " abs{{bold F}_t} {bold {dot x}}_i over { abs{{bold {dot x}}_i} } newline newline
{ bold M }_{n,i}^damp = %beta " " abs{{bold M}_n} {bold {dot %THETA}}_i over { abs{{bold {dot %THETA}}_i} } newline newline
{ bold M }_{t,i}^damp = %beta " " abs{{bold M}_t} {bold {dot %THETA}}_i over { abs{{bold {dot %THETA}}_i} }



newline newline newline
%sigma " " = {abs abs{bold{F}}_{n" "}} over A_b + 2 {{ abs abs{bold{M}}_{t" "} } ( r_{b,o} - r_{b,i} )} over I_p newline newline
%tau " " = {abs abs{bold{F}}_{t" "}} over A_b + {{ abs abs{bold{M}}_{n" "} } ( r_{b,o} - r_{b,i} )} over I_p newline newline
newline newline newline newline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21:48:39.694957931</meta:creation-date>
    <dc:date>2020-01-14T20:17:56.894138961</dc:date>
    <meta:editing-duration>PT38M28S</meta:editing-duration>
    <meta:editing-cycles>7</meta:editing-cycles>
    <meta:generator>LibreOffice/6.0.7.3$Linux_X86_64 LibreOffice_project/00m0$Build-3</meta:generator>
  </office:meta>
</office:document-meta>
</file>